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153in" style:rel-column-width="12447*"/>
    </style:style>
    <style:style style:name="Table1.B" style:family="table-column">
      <style:table-column-properties style:column-width="5.6097in" style:rel-column-width="5308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3518" officeooo:paragraph-rsid="00063518"/>
    </style:style>
    <style:style style:name="P2" style:family="paragraph" style:parent-style-name="Standard">
      <style:text-properties officeooo:rsid="00067bfc" officeooo:paragraph-rsid="00067bfc"/>
    </style:style>
    <style:style style:name="P3" style:family="paragraph" style:parent-style-name="Table_20_Contents">
      <style:text-properties officeooo:rsid="00067bfc" officeooo:paragraph-rsid="00067bfc"/>
    </style:style>
    <style:style style:name="P4" style:family="paragraph" style:parent-style-name="Table_20_Contents">
      <style:text-properties fo:font-weight="bold" officeooo:rsid="00067bfc" officeooo:paragraph-rsid="00067bfc" style:font-weight-asian="bold" style:font-weight-complex="bold"/>
    </style:style>
    <style:style style:name="P5" style:family="paragraph" style:parent-style-name="Table_20_Contents">
      <style:text-properties fo:font-weight="bold" officeooo:rsid="0008b0a4" officeooo:paragraph-rsid="0008b0a4" style:font-weight-asian="bold" style:font-weight-complex="bold"/>
    </style:style>
    <style:style style:name="P6" style:family="paragraph" style:parent-style-name="Table_20_Contents">
      <style:text-properties fo:font-weight="bold" officeooo:rsid="0007b222" officeooo:paragraph-rsid="0007b222" style:font-weight-asian="bold" style:font-weight-complex="bold"/>
    </style:style>
    <style:style style:name="P7" style:family="paragraph" style:parent-style-name="Table_20_Contents">
      <style:text-properties fo:font-weight="bold" officeooo:rsid="000a9465" officeooo:paragraph-rsid="000a9465" style:font-weight-asian="bold" style:font-weight-complex="bold"/>
    </style:style>
    <style:style style:name="P8" style:family="paragraph" style:parent-style-name="Table_20_Contents">
      <style:text-properties fo:font-weight="bold" officeooo:rsid="0011e9ab" officeooo:paragraph-rsid="0011e9ab" style:font-weight-asian="bold" style:font-weight-complex="bold"/>
    </style:style>
    <style:style style:name="P9" style:family="paragraph" style:parent-style-name="Table_20_Contents">
      <style:text-properties fo:font-weight="bold" officeooo:rsid="0014be7a" officeooo:paragraph-rsid="0014be7a" style:font-weight-asian="bold" style:font-weight-complex="bold"/>
    </style:style>
    <style:style style:name="P10" style:family="paragraph" style:parent-style-name="Table_20_Contents">
      <style:text-properties fo:font-weight="bold" officeooo:rsid="00238eb2" officeooo:paragraph-rsid="00238eb2" style:font-weight-asian="bold" style:font-weight-complex="bold"/>
    </style:style>
    <style:style style:name="P11" style:family="paragraph" style:parent-style-name="Table_20_Contents">
      <style:text-properties officeooo:rsid="0007b222" officeooo:paragraph-rsid="0007b222"/>
    </style:style>
    <style:style style:name="P12" style:family="paragraph" style:parent-style-name="Table_20_Contents">
      <style:text-properties officeooo:rsid="0008b0a4" officeooo:paragraph-rsid="0008b0a4"/>
    </style:style>
    <style:style style:name="P13" style:family="paragraph" style:parent-style-name="Table_20_Contents">
      <style:text-properties officeooo:rsid="000a9465" officeooo:paragraph-rsid="000a9465"/>
    </style:style>
    <style:style style:name="P14" style:family="paragraph" style:parent-style-name="Table_20_Contents">
      <style:text-properties officeooo:rsid="000bbbfa" officeooo:paragraph-rsid="000bbbfa"/>
    </style:style>
    <style:style style:name="P15" style:family="paragraph" style:parent-style-name="Table_20_Contents">
      <style:text-properties officeooo:rsid="000c0a62" officeooo:paragraph-rsid="000c0a62"/>
    </style:style>
    <style:style style:name="P16" style:family="paragraph" style:parent-style-name="Table_20_Contents">
      <style:text-properties officeooo:rsid="000df6ad" officeooo:paragraph-rsid="000df6ad"/>
    </style:style>
    <style:style style:name="P17" style:family="paragraph" style:parent-style-name="Table_20_Contents">
      <style:text-properties officeooo:rsid="000eb412" officeooo:paragraph-rsid="000eb412"/>
    </style:style>
    <style:style style:name="P18" style:family="paragraph" style:parent-style-name="Table_20_Contents">
      <style:text-properties officeooo:rsid="0011e9ab" officeooo:paragraph-rsid="0011e9ab"/>
    </style:style>
    <style:style style:name="P19" style:family="paragraph" style:parent-style-name="Table_20_Contents">
      <style:text-properties officeooo:rsid="0014be7a" officeooo:paragraph-rsid="0014be7a"/>
    </style:style>
    <style:style style:name="P20" style:family="paragraph" style:parent-style-name="Table_20_Contents">
      <style:text-properties officeooo:rsid="00156cd6" officeooo:paragraph-rsid="00156cd6"/>
    </style:style>
    <style:style style:name="P21" style:family="paragraph" style:parent-style-name="Table_20_Contents">
      <style:text-properties officeooo:rsid="00238eb2" officeooo:paragraph-rsid="00238eb2"/>
    </style:style>
    <style:style style:name="P22" style:family="paragraph" style:parent-style-name="Table_20_Contents">
      <style:text-properties officeooo:rsid="002d3f0b" officeooo:paragraph-rsid="002d3f0b"/>
    </style:style>
    <style:style style:name="P23" style:family="paragraph" style:parent-style-name="Table_20_Contents">
      <style:text-properties officeooo:rsid="002e980f" officeooo:paragraph-rsid="002e980f"/>
    </style:style>
    <style:style style:name="T1" style:family="text">
      <style:text-properties officeooo:rsid="000efa27"/>
    </style:style>
    <style:style style:name="T2" style:family="text">
      <style:text-properties officeooo:rsid="00108f7a"/>
    </style:style>
    <style:style style:name="T3" style:family="text">
      <style:text-properties officeooo:rsid="00133828"/>
    </style:style>
    <style:style style:name="T4" style:family="text">
      <style:text-properties officeooo:rsid="00156cd6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156cd6"/>
    </style:style>
    <style:style style:name="T7" style:family="text">
      <style:text-properties style:text-position="super 58%" officeooo:rsid="00238eb2"/>
    </style:style>
    <style:style style:name="T8" style:family="text">
      <style:text-properties officeooo:rsid="0016fbef"/>
    </style:style>
    <style:style style:name="T9" style:family="text">
      <style:text-properties officeooo:rsid="001766cb"/>
    </style:style>
    <style:style style:name="T10" style:family="text">
      <style:text-properties officeooo:rsid="0018a197"/>
    </style:style>
    <style:style style:name="T11" style:family="text">
      <style:text-properties officeooo:rsid="00198966"/>
    </style:style>
    <style:style style:name="T12" style:family="text">
      <style:text-properties officeooo:rsid="001cc4c0"/>
    </style:style>
    <style:style style:name="T13" style:family="text">
      <style:text-properties officeooo:rsid="001da1f9"/>
    </style:style>
    <style:style style:name="T14" style:family="text">
      <style:text-properties officeooo:rsid="002007f6"/>
    </style:style>
    <style:style style:name="T15" style:family="text">
      <style:text-properties officeooo:rsid="0020236a"/>
    </style:style>
    <style:style style:name="T16" style:family="text">
      <style:text-properties officeooo:rsid="0021a73d"/>
    </style:style>
    <style:style style:name="T17" style:family="text">
      <style:text-properties officeooo:rsid="00238eb2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b23ad" style:font-weight-asian="bold" style:font-weight-complex="bold"/>
    </style:style>
    <style:style style:name="T20" style:family="text">
      <style:text-properties fo:font-weight="bold" officeooo:rsid="001f8574" style:font-weight-asian="bold" style:font-weight-complex="bold"/>
    </style:style>
    <style:style style:name="T21" style:family="text">
      <style:text-properties fo:font-weight="bold" officeooo:rsid="00266d1b" style:font-weight-asian="bold" style:font-weight-complex="bold"/>
    </style:style>
    <style:style style:name="T22" style:family="text">
      <style:text-properties officeooo:rsid="0027ac07"/>
    </style:style>
    <style:style style:name="T23" style:family="text">
      <style:text-properties officeooo:rsid="00283b42"/>
    </style:style>
    <style:style style:name="T24" style:family="text">
      <style:text-properties officeooo:rsid="0029d0d4"/>
    </style:style>
    <style:style style:name="T25" style:family="text">
      <style:text-properties officeooo:rsid="002b2fd8"/>
    </style:style>
    <style:style style:name="T26" style:family="text">
      <style:text-properties officeooo:rsid="002b844e"/>
    </style:style>
    <style:style style:name="T27" style:family="text">
      <style:text-properties officeooo:rsid="002f5d24"/>
    </style:style>
    <style:style style:name="T28" style:family="text">
      <style:text-properties officeooo:rsid="003141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8">ModusEsse – </text:span><text:span text:style-name="T19">Crypto-Science</text:span><text:span text:style-name="T18"> concluding concept/</text:span><text:span text:style-name="T21">principles</text:span><text:span text:style-name="T18"> </text:span><text:span text:style-name="T20">consensus </text:span><text:span text:style-name="T18">paper</text:span> draft 1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Opening</text:p>
          </table:table-cell>
          <table:table-cell table:style-name="Table1.B1" office:value-type="string">
            <text:p text:style-name="P3">ModusEsse purpose is to <text:span text:style-name="T22">build a</text:span> <text:span text:style-name="T12">crytpo-science protocol to </text:span>provide a signal for the creation, dissemination and application of <text:span text:style-name="T14">(</text:span>hard<text:span text:style-name="T14">)</text:span> knowledge <text:span text:style-name="T28">to augment the intelligence of beings</text:span>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G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James</text:p>
          </table:table-cell>
          <table:table-cell table:style-name="Table1.B2" office:value-type="string">
            <text:p text:style-name="P17">A hard knowledge, decentralized technology <text:span text:style-name="T23">protocol</text:span>, accessible to all. <text:span text:style-name="T13">Crypto-money bitcion, crypto-law ethereum, crypto-science modusEsse <text:s/>Stage one existing science built into protocol, then current research and experimental.</text:span></text:p>
          </table:table-cell>
        </table:table-row>
        <table:table-row>
          <table:table-cell table:style-name="Table1.A2" office:value-type="string">
            <text:p text:style-name="P3">Joseph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Consensu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Breakdown of part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Signal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G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James</text:p>
          </table:table-cell>
          <table:table-cell table:style-name="Table1.B2" office:value-type="string">
            <text:p text:style-name="P15">A guidance/motivation <text:span text:style-name="T15">indicator </text:span>for all beings to be connected with knowledge that will impact their world with the greatest certainty of cause and effect.</text:p>
            <text:p text:style-name="P15"/>
            <text:p text:style-name="P16">Be bold and clear. <text:s/>A post money, post subject<text:span text:style-name="T15">ive</text:span> value 'pricing' <text:span text:style-name="T8">mechanism</text:span> that could lead up to full Doug Engelbart's vision and post that <text:span text:style-name="T15">to </text:span>creation of post human being(s).</text:p>
          </table:table-cell>
        </table:table-row>
        <table:table-row>
          <table:table-cell table:style-name="Table1.A2" office:value-type="string">
            <text:p text:style-name="P3">Joseph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Consensu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<text:span text:style-name="T15">(</text:span>Hard<text:span text:style-name="T15">)</text:span> Knowledg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G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James</text:p>
          </table:table-cell>
          <table:table-cell table:style-name="Table1.B2" office:value-type="string">
            <text:p text:style-name="P14">Given a specific context, the application provides a universal outcome.</text:p>
          </table:table-cell>
        </table:table-row>
        <table:table-row>
          <table:table-cell table:style-name="Table1.A2" office:value-type="string">
            <text:p text:style-name="P3">Joseph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Consensu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Crea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G</text:p>
          </table:table-cell>
          <table:table-cell table:style-name="Table1.B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3">James</text:p>
          </table:table-cell>
          <table:table-cell table:style-name="Table1.B2" office:value-type="string">
            <text:p text:style-name="P14">New theories/<text:span text:style-name="T16">hypothesis</text:span>/<text:span text:style-name="T1">ideas/model/computation etc</text:span> behind a <text:span text:style-name="T1">scientific</text:span> model. <text:span text:style-name="T2">Connection of beings with different hard knowledge most applicable given context.</text:span></text:p>
          </table:table-cell>
        </table:table-row>
        <table:table-row>
          <table:table-cell table:style-name="Table1.A2" office:value-type="string">
            <text:p text:style-name="P3">Joseph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Consensu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Dissemina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G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James</text:p>
          </table:table-cell>
          <table:table-cell table:style-name="Table1.B2" office:value-type="string">
            <text:p text:style-name="P18">Decentralized technology protocol where mathematics provides the backstop of trust (no human subjectivity).</text:p>
          </table:table-cell>
        </table:table-row>
        <table:table-row>
          <table:table-cell table:style-name="Table1.A2" office:value-type="string">
            <text:p text:style-name="P3">Joseph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Consensu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Application<text:span text:style-name="T24">(motor)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G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James</text:p>
          </table:table-cell>
          <table:table-cell table:style-name="Table1.B2" office:value-type="string">
            <text:p text:style-name="P13">Give the ability for any human to consume the knowledge or use other technology or humans or robots to perform or carry out the knowledge <text:span text:style-name="T16">on their behalf</text:span>.</text:p>
          </table:table-cell>
        </table:table-row>
        <table:table-row>
          <table:table-cell table:style-name="Table1.A2" office:value-type="string">
            <text:p text:style-name="P3">Joseph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Consensu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Calculation of Signal (see technical paper for details)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G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James</text:p>
          </table:table-cell>
          <table:table-cell table:style-name="Table1.B2" office:value-type="string">
            <text:p text:style-name="P18">Puts forward an idea and a gut feel on how to achieve this mathematically. <text:s/>The idea is that a universal algebraic probability calculation can be made based on the complexity of the hard knowledge know or unknown. <text:s/><text:span text:style-name="T3">Previous</text:span> mathematics has shown how computation<text:span text:style-name="T16">al</text:span> complexity can be measured given certain conditions. <text:s/>He believe<text:span text:style-name="T16">s</text:span> such a <text:span text:style-name="T3">computational</text:span> <text:span text:style-name="T3">mathematical</text:span> framework can be <text:span text:style-name="T3">discovered</text:span> and <text:span text:style-name="T3">applied</text:span> and thus making it at the heart of ModusEsse <text:span text:style-name="T16">protocol</text:span>.</text:p>
          </table:table-cell>
        </table:table-row>
        <table:table-row>
          <table:table-cell table:style-name="Table1.A2" office:value-type="string">
            <text:p text:style-name="P3">Joseph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Consensus</text:p>
          </table:table-cell>
          <table:table-cell table:style-name="Table1.B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3"/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ADOP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>Opening</text:p>
          </table:table-cell>
          <table:table-cell table:style-name="Table1.B2" office:value-type="string">
            <text:p text:style-name="P11">The ModusEsse project does not require all humans to <text:span text:style-name="T17">participate but all will have free access to do so at all times.</text:span> <text:s/>The key starting humans are those publishing scientific research and citizen science enthusiasts and those involve<text:span text:style-name="T25">d</text:span> in the manufacturing of sensor for the former two categories of humans <text:span text:style-name="T17">and computation software coders</text:span>.</text:p>
          </table:table-cell>
        </table:table-row>
        <table:table-row>
          <table:table-cell table:style-name="Table1.A2" office:value-type="string">
            <text:p text:style-name="P3">G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James</text:p>
          </table:table-cell>
          <table:table-cell table:style-name="Table1.B2" office:value-type="string">
            <text:p text:style-name="P21">Give tools to make current and historical research <text:span text:style-name="T26">dynamically</text:span> applicable to other <text:span text:style-name="T26">researchers</text:span> and all in the network. <text:s/>Dapp developers to help with the <text:span text:style-name="T26">computational</text:span> model software coding e.g. code F=ma equation with supporting data in different contexts.</text:p>
          </table:table-cell>
        </table:table-row>
        <table:table-row>
          <table:table-cell table:style-name="Table1.A2" office:value-type="string">
            <text:p text:style-name="P3">Joseph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Consensu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Scientific researcher</text:p>
          </table:table-cell>
          <table:table-cell table:style-name="Table1.B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3">G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James</text:p>
          </table:table-cell>
          <table:table-cell table:style-name="Table1.B2" office:value-type="string">
            <text:p text:style-name="P12">Wins by connecting better with other scientific research, higher Signal (essecoin) value better chance of increasing funding, better connect with wider citizen science community and access to their data.</text:p>
          </table:table-cell>
        </table:table-row>
        <table:table-row>
          <table:table-cell table:style-name="Table1.A2" office:value-type="string">
            <text:p text:style-name="P3">Joseph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Consensu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Citizen Scientist</text:p>
          </table:table-cell>
          <table:table-cell table:style-name="Table1.B2" office:value-type="string">
            <text:p text:style-name="P11">.</text:p>
          </table:table-cell>
        </table:table-row>
        <table:table-row>
          <table:table-cell table:style-name="Table1.A2" office:value-type="string">
            <text:p text:style-name="P3">G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James</text:p>
          </table:table-cell>
          <table:table-cell table:style-name="Table1.B2" office:value-type="string">
            <text:p text:style-name="P13">There model of science will have to attain same level of 'hard' knowledge as the researchers</text:p>
          </table:table-cell>
        </table:table-row>
        <table:table-row>
          <table:table-cell table:style-name="Table1.A2" office:value-type="string">
            <text:p text:style-name="P3">Joseph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Consensu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Sensor manufacturers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3">G</text:p>
          </table:table-cell>
          <table:table-cell table:style-name="Table1.B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3">James</text:p>
          </table:table-cell>
          <table:table-cell table:style-name="Table1.B2" office:value-type="string">
            <text:p text:style-name="P13">Application of 'hard' knowledge in terms of physical technology to provide better granularity of measurement to test theories against.</text:p>
          </table:table-cell>
        </table:table-row>
        <table:table-row>
          <table:table-cell table:style-name="Table1.A2" office:value-type="string">
            <text:p text:style-name="P3">Joseph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Consensu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0">Dapp developers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3">G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James</text:p>
          </table:table-cell>
          <table:table-cell table:style-name="Table1.B2" office:value-type="string">
            <text:p text:style-name="P21">Kudos of being first to apply existing science laws on the protocol.</text:p>
          </table:table-cell>
        </table:table-row>
        <table:table-row>
          <table:table-cell table:style-name="Table1.A2" office:value-type="string">
            <text:p text:style-name="P3">Joseph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Consensu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>FUNDING transition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3">G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James</text:p>
          </table:table-cell>
          <table:table-cell table:style-name="Table1.B2" office:value-type="string">
            <text:p text:style-name="P19">Get lucky is how the world currently works. <text:s/>I do not want to live on that basis. Combination of cash <text:span text:style-name="T9">liquidity</text:span> fiat or cryto that allows me to live anywhere I want and <text:span text:style-name="T4">devote</text:span> all my time to ModusEsse.</text:p>
            <text:p text:style-name="P19"/>
            <text:p text:style-name="P19">By <text:span text:style-name="T4">9</text:span><text:span text:style-name="T6">th</text:span><text:span text:style-name="T4"> October, signed off on this conceptual document or agree a consensus will take more time or even that it is unlikely to be achieved.</text:span></text:p>
            <text:p text:style-name="P19"/>
            <text:p text:style-name="P20">Given agreement</text:p>
            <text:p text:style-name="P20">Pre-crowd funding base<text:span text:style-name="T9">d</text:span> on idea and two white paper<text:span text:style-name="T9">s</text:span> concluded by 31 Oct.</text:p>
            <text:p text:style-name="P20">30 day crowd funding project <text:span text:style-name="T10">concluded</text:span> by 30<text:span text:style-name="T5">th</text:span> November.</text:p>
            <text:p text:style-name="P20"/>
            <text:p text:style-name="P20">If success<text:span text:style-name="T17">ful</text:span>, set out road map for stage of ModusEsse full time commitment.</text:p>
            <text:p text:style-name="P20"/>
            <text:p text:style-name="P20">If not. Then join either ethereum project or amiigo on a contract basis, worst outcome, fi<text:span text:style-name="T11">nd</text:span> any work in London for 3-6 month to pay for 3month <text:span text:style-name="T11">trip</text:span> to Silicon Valley during 2015 where basis of cryptoIPO for modueEsse will be finalized <text:span text:style-name="T17">4</text:span><text:span text:style-name="T7">th</text:span><text:span text:style-name="T17"> quarter 2015</text:span>.</text:p>
          </table:table-cell>
        </table:table-row>
        <table:table-row>
          <table:table-cell table:style-name="Table1.A2" office:value-type="string">
            <text:p text:style-name="P3">Joseph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Consensu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22">Hardware evolution required. <text:s/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22">All knowledge embodied in people</text:p>
            <text:p text:style-name="P22"/>
            <text:p text:style-name="P23">hard automated meaurure <text:s/>three type <text:s/>data <text:s/><text:span text:style-name="T27">semantic</text:span> <text:span text:style-name="T27">computation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19:39:28.507422890</meta:creation-date>
    <dc:date>2014-10-04T11:45:11.283299335</dc:date>
    <meta:editing-duration>P1DT12H29M33S</meta:editing-duration>
    <meta:editing-cycles>41</meta:editing-cycles>
    <meta:generator>LibreOffice/4.2.6.3$Linux_X86_64 LibreOffice_project/420m0$Build-3</meta:generator>
    <meta:document-statistic meta:table-count="1" meta:image-count="0" meta:object-count="0" meta:page-count="5" meta:paragraph-count="94" meta:word-count="671" meta:character-count="4321" meta:non-whitespace-character-count="3730"/>
  </office:meta>
</office:document-meta>
</file>